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0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1_mas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é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[.A3]-[.A2]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table:formula="of:=[.A4]-[.A3]" office:value-type="float" office:value="29" calcext:value-type="float">
            <text:p>29</text:p>
          </table:table-cell>
          <table:table-cell table:number-columns-repeated="4"/>
          <table:table-cell table:style-name="ce5" office:value-type="string" calcext:value-type="string">
            <text:p>fréquence moteur (Hz)</text:p>
          </table:table-cell>
          <table:table-cell table:style-name="ce6" office:value-type="float" office:value="1.33" calcext:value-type="float">
            <text:p>1,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8" calcext:value-type="float">
            <text:p>248</text:p>
          </table:table-cell>
          <table:table-cell office:value-type="float" office:value="43" calcext:value-type="float">
            <text:p>43</text:p>
          </table:table-cell>
          <table:table-cell table:formula="of:=[.A5]-[.A4]" office:value-type="float" office:value="31" calcext:value-type="float">
            <text:p>31</text:p>
          </table:table-cell>
          <table:table-cell table:number-columns-repeated="4"/>
          <table:table-cell table:style-name="ce5" office:value-type="string" calcext:value-type="string">
            <text:p>fréquence perturbations (Hz)</text:p>
          </table:table-cell>
          <table:table-cell table:style-name="ce6" table:formula="of:=1000/([.A341]-[.A317])" office:value-type="float" office:value="1.37741046831956" calcext:value-type="float">
            <text:p>1,377410468319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table:formula="of:=[.A6]-[.A5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Nombre point théorique total à 20ms</text:p>
          </table:table-cell>
          <table:table-cell table:style-name="ce6" table:formula="of:=15000/20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formula="of:=[.A7]-[.A6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Nombre de point réel total</text:p>
          </table:table-cell>
          <table:table-cell table:style-name="ce6"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table:formula="of:=[.A8]-[.A7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Période d’échantillonnage réelle (ms)</text:p>
          </table:table-cell>
          <table:table-cell table:style-name="ce6" table:formula="of:=15000/[.J7]" office:value-type="float" office:value="30.1810865191147" calcext:value-type="float">
            <text:p>30,181086519114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70" calcext:value-type="float">
            <text:p>70</text:p>
          </table:table-cell>
          <table:table-cell table:formula="of:=[.A9]-[.A8]" office:value-type="float" office:value="31" calcext:value-type="float">
            <text:p>31</text:p>
          </table:table-cell>
          <table:table-cell table:number-columns-repeated="4"/>
          <table:table-cell table:style-name="ce5" office:value-type="string" calcext:value-type="string">
            <text:p>Temps de calcul (ms)</text:p>
          </table:table-cell>
          <table:table-cell table:style-name="ce6" table:formula="of:=[.J8]-20" office:value-type="float" office:value="10.1810865191147" calcext:value-type="float">
            <text:p>10,181086519114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65" calcext:value-type="float">
            <text:p>65</text:p>
          </table:table-cell>
          <table:table-cell table:formula="of:=[.A10]-[.A9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Nombre de points théorique par période</text:p>
          </table:table-cell>
          <table:table-cell table:style-name="ce6" table:formula="of:=[.J6]/20" office:value-type="float" office:value="37.5" calcext:value-type="float">
            <text:p>37,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72" calcext:value-type="float">
            <text:p>72</text:p>
          </table:table-cell>
          <table:table-cell table:formula="of:=[.A11]-[.A10]" office:value-type="float" office:value="30" calcext:value-type="float">
            <text:p>30</text:p>
          </table:table-cell>
          <table:table-cell table:number-columns-repeated="4"/>
          <table:table-cell table:style-name="ce5" office:value-type="string" calcext:value-type="string">
            <text:p>Nombre de points réel par période</text:p>
          </table:table-cell>
          <table:table-cell table:style-name="ce6" table:formula="of:=341-317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5" calcext:value-type="float">
            <text:p>245</text:p>
          </table:table-cell>
          <table:table-cell office:value-type="float" office:value="67" calcext:value-type="float">
            <text:p>67</text:p>
          </table:table-cell>
          <table:table-cell table:formula="of:=[.A12]-[.A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formula="of:=[.A13]-[.A1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table:formula="of:=[.A14]-[.A1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15]-[.A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9" calcext:value-type="float">
            <text:p>239</text:p>
          </table:table-cell>
          <table:table-cell office:value-type="float" office:value="77" calcext:value-type="float">
            <text:p>77</text:p>
          </table:table-cell>
          <table:table-cell table:formula="of:=[.A16]-[.A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17]-[.A1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7" calcext:value-type="float">
            <text:p>237</text:p>
          </table:table-cell>
          <table:table-cell office:value-type="float" office:value="95" calcext:value-type="float">
            <text:p>95</text:p>
          </table:table-cell>
          <table:table-cell table:formula="of:=[.A18]-[.A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32" calcext:value-type="float">
            <text:p>232</text:p>
          </table:table-cell>
          <table:table-cell office:value-type="float" office:value="101" calcext:value-type="float">
            <text:p>101</text:p>
          </table:table-cell>
          <table:table-cell table:formula="of:=[.A19]-[.A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formula="of:=[.A20]-[.A1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table:formula="of:=[.A21]-[.A2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7" calcext:value-type="float">
            <text:p>217</text:p>
          </table:table-cell>
          <table:table-cell office:value-type="float" office:value="142" calcext:value-type="float">
            <text:p>142</text:p>
          </table:table-cell>
          <table:table-cell table:formula="of:=[.A22]-[.A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table:formula="of:=[.A23]-[.A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9" calcext:value-type="float">
            <text:p>209</text:p>
          </table:table-cell>
          <table:table-cell office:value-type="float" office:value="152" calcext:value-type="float">
            <text:p>152</text:p>
          </table:table-cell>
          <table:table-cell table:formula="of:=[.A24]-[.A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9" calcext:value-type="float">
            <text:p>209</text:p>
          </table:table-cell>
          <table:table-cell office:value-type="float" office:value="157" calcext:value-type="float">
            <text:p>157</text:p>
          </table:table-cell>
          <table:table-cell table:formula="of:=[.A25]-[.A2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4" calcext:value-type="float">
            <text:p>204</text:p>
          </table:table-cell>
          <table:table-cell office:value-type="float" office:value="152" calcext:value-type="float">
            <text:p>152</text:p>
          </table:table-cell>
          <table:table-cell table:formula="of:=[.A26]-[.A2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table:formula="of:=[.A27]-[.A2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table:formula="of:=[.A28]-[.A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formula="of:=[.A29]-[.A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table:formula="of:=[.A30]-[.A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3" calcext:value-type="float">
            <text:p>213</text:p>
          </table:table-cell>
          <table:table-cell office:value-type="float" office:value="102" calcext:value-type="float">
            <text:p>102</text:p>
          </table:table-cell>
          <table:table-cell table:formula="of:=[.A31]-[.A3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16" calcext:value-type="float">
            <text:p>216</text:p>
          </table:table-cell>
          <table:table-cell office:value-type="float" office:value="95" calcext:value-type="float">
            <text:p>95</text:p>
          </table:table-cell>
          <table:table-cell table:formula="of:=[.A32]-[.A3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1" calcext:value-type="float">
            <text:p>221</text:p>
          </table:table-cell>
          <table:table-cell office:value-type="float" office:value="95" calcext:value-type="float">
            <text:p>95</text:p>
          </table:table-cell>
          <table:table-cell table:formula="of:=[.A33]-[.A3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table:formula="of:=[.A34]-[.A3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23" calcext:value-type="float">
            <text:p>223</text:p>
          </table:table-cell>
          <table:table-cell office:value-type="float" office:value="106" calcext:value-type="float">
            <text:p>106</text:p>
          </table:table-cell>
          <table:table-cell table:formula="of:=[.A35]-[.A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22" calcext:value-type="float">
            <text:p>222</text:p>
          </table:table-cell>
          <table:table-cell office:value-type="float" office:value="106" calcext:value-type="float">
            <text:p>106</text:p>
          </table:table-cell>
          <table:table-cell table:formula="of:=[.A36]-[.A3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table:formula="of:=[.A37]-[.A3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table:formula="of:=[.A38]-[.A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table:formula="of:=[.A39]-[.A3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table:formula="of:=[.A40]-[.A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table:formula="of:=[.A41]-[.A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formula="of:=[.A42]-[.A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table:formula="of:=[.A43]-[.A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table:formula="of:=[.A44]-[.A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table:formula="of:=[.A45]-[.A4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table:formula="of:=[.A46]-[.A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20" calcext:value-type="float">
            <text:p>220</text:p>
          </table:table-cell>
          <table:table-cell office:value-type="float" office:value="87" calcext:value-type="float">
            <text:p>87</text:p>
          </table:table-cell>
          <table:table-cell table:formula="of:=[.A47]-[.A4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48]-[.A4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table:formula="of:=[.A49]-[.A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table:formula="of:=[.A50]-[.A4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table:formula="of:=[.A51]-[.A5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table:formula="of:=[.A52]-[.A5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32" calcext:value-type="float">
            <text:p>232</text:p>
          </table:table-cell>
          <table:table-cell office:value-type="float" office:value="62" calcext:value-type="float">
            <text:p>62</text:p>
          </table:table-cell>
          <table:table-cell table:formula="of:=[.A53]-[.A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formula="of:=[.A54]-[.A5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table:formula="of:=[.A55]-[.A5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formula="of:=[.A56]-[.A5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table:formula="of:=[.A57]-[.A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35" calcext:value-type="float">
            <text:p>235</text:p>
          </table:table-cell>
          <table:table-cell office:value-type="float" office:value="91" calcext:value-type="float">
            <text:p>91</text:p>
          </table:table-cell>
          <table:table-cell table:formula="of:=[.A58]-[.A5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table:formula="of:=[.A59]-[.A5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table:formula="of:=[.A60]-[.A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formula="of:=[.A61]-[.A6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23" calcext:value-type="float">
            <text:p>223</text:p>
          </table:table-cell>
          <table:table-cell office:value-type="float" office:value="116" calcext:value-type="float">
            <text:p>116</text:p>
          </table:table-cell>
          <table:table-cell table:formula="of:=[.A62]-[.A6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table:formula="of:=[.A63]-[.A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28" calcext:value-type="float">
            <text:p>228</text:p>
          </table:table-cell>
          <table:table-cell office:value-type="float" office:value="111" calcext:value-type="float">
            <text:p>111</text:p>
          </table:table-cell>
          <table:table-cell table:formula="of:=[.A64]-[.A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table:formula="of:=[.A65]-[.A6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formula="of:=[.A66]-[.A6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table:formula="of:=[.A67]-[.A6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table:formula="of:=[.A68]-[.A6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table:formula="of:=[.A69]-[.A6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table:formula="of:=[.A70]-[.A6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table:formula="of:=[.A71]-[.A7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formula="of:=[.A72]-[.A7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51" calcext:value-type="float">
            <text:p>251</text:p>
          </table:table-cell>
          <table:table-cell office:value-type="float" office:value="17" calcext:value-type="float">
            <text:p>17</text:p>
          </table:table-cell>
          <table:table-cell table:formula="of:=[.A73]-[.A7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[.A74]-[.A7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[.A75]-[.A7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table:formula="of:=[.A76]-[.A7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formula="of:=[.A77]-[.A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table:formula="of:=[.A78]-[.A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table:formula="of:=[.A79]-[.A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table:formula="of:=[.A80]-[.A7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table:formula="of:=[.A81]-[.A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54" calcext:value-type="float">
            <text:p>254</text:p>
          </table:table-cell>
          <table:table-cell office:value-type="float" office:value="24" calcext:value-type="float">
            <text:p>24</text:p>
          </table:table-cell>
          <table:table-cell table:formula="of:=[.A82]-[.A8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table:formula="of:=[.A83]-[.A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table:formula="of:=[.A84]-[.A8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table:formula="of:=[.A85]-[.A8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47" calcext:value-type="float">
            <text:p>247</text:p>
          </table:table-cell>
          <table:table-cell office:value-type="float" office:value="57" calcext:value-type="float">
            <text:p>57</text:p>
          </table:table-cell>
          <table:table-cell table:formula="of:=[.A86]-[.A8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table:formula="of:=[.A87]-[.A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42" calcext:value-type="float">
            <text:p>242</text:p>
          </table:table-cell>
          <table:table-cell office:value-type="float" office:value="77" calcext:value-type="float">
            <text:p>77</text:p>
          </table:table-cell>
          <table:table-cell table:formula="of:=[.A88]-[.A8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41" calcext:value-type="float">
            <text:p>241</text:p>
          </table:table-cell>
          <table:table-cell office:value-type="float" office:value="87" calcext:value-type="float">
            <text:p>87</text:p>
          </table:table-cell>
          <table:table-cell table:formula="of:=[.A89]-[.A8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table:formula="of:=[.A90]-[.A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table:formula="of:=[.A91]-[.A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table:formula="of:=[.A92]-[.A9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table:formula="of:=[.A93]-[.A9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table:formula="of:=[.A94]-[.A9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24" calcext:value-type="float">
            <text:p>224</text:p>
          </table:table-cell>
          <table:table-cell office:value-type="float" office:value="140" calcext:value-type="float">
            <text:p>140</text:p>
          </table:table-cell>
          <table:table-cell table:formula="of:=[.A95]-[.A9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  <table:table-cell table:formula="of:=[.A96]-[.A9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table:formula="of:=[.A97]-[.A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table:formula="of:=[.A98]-[.A9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formula="of:=[.A99]-[.A9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  <table:table-cell table:formula="of:=[.A100]-[.A9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table:formula="of:=[.A101]-[.A1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table:formula="of:=[.A102]-[.A10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table:formula="of:=[.A103]-[.A10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table:formula="of:=[.A104]-[.A1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table:formula="of:=[.A105]-[.A1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106]-[.A10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107]-[.A10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formula="of:=[.A108]-[.A10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table:formula="of:=[.A109]-[.A10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table:formula="of:=[.A110]-[.A10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table:formula="of:=[.A111]-[.A11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formula="of:=[.A112]-[.A1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table:formula="of:=[.A113]-[.A11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table:formula="of:=[.A114]-[.A11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table:formula="of:=[.A115]-[.A1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table:formula="of:=[.A116]-[.A1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table:formula="of:=[.A117]-[.A11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12" calcext:value-type="float">
            <text:p>212</text:p>
          </table:table-cell>
          <table:table-cell office:value-type="float" office:value="121" calcext:value-type="float">
            <text:p>121</text:p>
          </table:table-cell>
          <table:table-cell table:formula="of:=[.A118]-[.A1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formula="of:=[.A119]-[.A1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215" calcext:value-type="float">
            <text:p>215</text:p>
          </table:table-cell>
          <table:table-cell office:value-type="float" office:value="94" calcext:value-type="float">
            <text:p>94</text:p>
          </table:table-cell>
          <table:table-cell table:formula="of:=[.A120]-[.A11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formula="of:=[.A121]-[.A1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formula="of:=[.A122]-[.A12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table:formula="of:=[.A123]-[.A12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table:formula="of:=[.A124]-[.A12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table:formula="of:=[.A125]-[.A1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table:formula="of:=[.A126]-[.A12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table:formula="of:=[.A127]-[.A12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A128]-[.A12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52" calcext:value-type="float">
            <text:p>252</text:p>
          </table:table-cell>
          <table:table-cell office:value-type="float" office:value="33" calcext:value-type="float">
            <text:p>33</text:p>
          </table:table-cell>
          <table:table-cell table:formula="of:=[.A129]-[.A12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table:formula="of:=[.A130]-[.A12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table:formula="of:=[.A131]-[.A13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table:formula="of:=[.A132]-[.A13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table:formula="of:=[.A133]-[.A13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45" calcext:value-type="float">
            <text:p>245</text:p>
          </table:table-cell>
          <table:table-cell office:value-type="float" office:value="72" calcext:value-type="float">
            <text:p>72</text:p>
          </table:table-cell>
          <table:table-cell table:formula="of:=[.A134]-[.A13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242" calcext:value-type="float">
            <text:p>242</text:p>
          </table:table-cell>
          <table:table-cell office:value-type="float" office:value="85" calcext:value-type="float">
            <text:p>85</text:p>
          </table:table-cell>
          <table:table-cell table:formula="of:=[.A135]-[.A1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formula="of:=[.A136]-[.A13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formula="of:=[.A137]-[.A1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224" calcext:value-type="float">
            <text:p>224</text:p>
          </table:table-cell>
          <table:table-cell office:value-type="float" office:value="107" calcext:value-type="float">
            <text:p>107</text:p>
          </table:table-cell>
          <table:table-cell table:formula="of:=[.A138]-[.A1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table:formula="of:=[.A139]-[.A13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11" calcext:value-type="float">
            <text:p>211</text:p>
          </table:table-cell>
          <table:table-cell office:value-type="float" office:value="116" calcext:value-type="float">
            <text:p>116</text:p>
          </table:table-cell>
          <table:table-cell table:formula="of:=[.A140]-[.A1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table:formula="of:=[.A141]-[.A1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08" calcext:value-type="float">
            <text:p>208</text:p>
          </table:table-cell>
          <table:table-cell office:value-type="float" office:value="122" calcext:value-type="float">
            <text:p>122</text:p>
          </table:table-cell>
          <table:table-cell table:formula="of:=[.A142]-[.A1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table:formula="of:=[.A143]-[.A14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table:formula="of:=[.A144]-[.A14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table:formula="of:=[.A145]-[.A1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formula="of:=[.A146]-[.A1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[.A147]-[.A14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table:formula="of:=[.A148]-[.A14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233" calcext:value-type="float">
            <text:p>233</text:p>
          </table:table-cell>
          <table:table-cell office:value-type="float" office:value="54" calcext:value-type="float">
            <text:p>54</text:p>
          </table:table-cell>
          <table:table-cell table:formula="of:=[.A149]-[.A1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table:formula="of:=[.A150]-[.A14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table:formula="of:=[.A151]-[.A15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  <table:table-cell table:formula="of:=[.A152]-[.A15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table:formula="of:=[.A153]-[.A15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[.A154]-[.A15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table:formula="of:=[.A155]-[.A15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table:formula="of:=[.A156]-[.A1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  <table:table-cell table:formula="of:=[.A157]-[.A15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formula="of:=[.A158]-[.A15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257" calcext:value-type="float">
            <text:p>257</text:p>
          </table:table-cell>
          <table:table-cell office:value-type="float" office:value="62" calcext:value-type="float">
            <text:p>62</text:p>
          </table:table-cell>
          <table:table-cell table:formula="of:=[.A159]-[.A15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table:formula="of:=[.A160]-[.A1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table:formula="of:=[.A161]-[.A16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formula="of:=[.A162]-[.A16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formula="of:=[.A163]-[.A1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 table:formula="of:=[.A164]-[.A1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formula="of:=[.A165]-[.A16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table:formula="of:=[.A166]-[.A16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formula="of:=[.A167]-[.A16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table:formula="of:=[.A168]-[.A16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table:formula="of:=[.A169]-[.A16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table:formula="of:=[.A170]-[.A16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formula="of:=[.A171]-[.A17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table:formula="of:=[.A172]-[.A17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228" calcext:value-type="float">
            <text:p>228</text:p>
          </table:table-cell>
          <table:table-cell office:value-type="float" office:value="87" calcext:value-type="float">
            <text:p>87</text:p>
          </table:table-cell>
          <table:table-cell table:formula="of:=[.A173]-[.A1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formula="of:=[.A174]-[.A17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37" calcext:value-type="float">
            <text:p>237</text:p>
          </table:table-cell>
          <table:table-cell office:value-type="float" office:value="58" calcext:value-type="float">
            <text:p>58</text:p>
          </table:table-cell>
          <table:table-cell table:formula="of:=[.A175]-[.A17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table:formula="of:=[.A176]-[.A1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formula="of:=[.A177]-[.A1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table:formula="of:=[.A178]-[.A17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table:formula="of:=[.A179]-[.A17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table:formula="of:=[.A180]-[.A17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58" calcext:value-type="float">
            <text:p>258</text:p>
          </table:table-cell>
          <table:table-cell office:value-type="float" office:value="39" calcext:value-type="float">
            <text:p>39</text:p>
          </table:table-cell>
          <table:table-cell table:formula="of:=[.A181]-[.A18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table:formula="of:=[.A182]-[.A18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table:formula="of:=[.A183]-[.A1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56" calcext:value-type="float">
            <text:p>256</text:p>
          </table:table-cell>
          <table:table-cell office:value-type="float" office:value="57" calcext:value-type="float">
            <text:p>57</text:p>
          </table:table-cell>
          <table:table-cell table:formula="of:=[.A184]-[.A18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table:formula="of:=[.A185]-[.A18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86]-[.A18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  <table:table-cell table:formula="of:=[.A187]-[.A1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table:formula="of:=[.A188]-[.A18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formula="of:=[.A189]-[.A18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223" calcext:value-type="float">
            <text:p>223</text:p>
          </table:table-cell>
          <table:table-cell office:value-type="float" office:value="113" calcext:value-type="float">
            <text:p>113</text:p>
          </table:table-cell>
          <table:table-cell table:formula="of:=[.A190]-[.A1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table:formula="of:=[.A191]-[.A1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table:formula="of:=[.A192]-[.A1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formula="of:=[.A193]-[.A19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table:formula="of:=[.A194]-[.A19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table:formula="of:=[.A195]-[.A19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table:formula="of:=[.A196]-[.A19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table:formula="of:=[.A197]-[.A1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table:formula="of:=[.A198]-[.A19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199]-[.A19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table:formula="of:=[.A200]-[.A19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232" calcext:value-type="float">
            <text:p>232</text:p>
          </table:table-cell>
          <table:table-cell office:value-type="float" office:value="50" calcext:value-type="float">
            <text:p>50</text:p>
          </table:table-cell>
          <table:table-cell table:formula="of:=[.A201]-[.A2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table:formula="of:=[.A202]-[.A20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[.A203]-[.A20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table:formula="of:=[.A204]-[.A20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table:formula="of:=[.A205]-[.A20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260" calcext:value-type="float">
            <text:p>260</text:p>
          </table:table-cell>
          <table:table-cell office:value-type="float" office:value="39" calcext:value-type="float">
            <text:p>39</text:p>
          </table:table-cell>
          <table:table-cell table:formula="of:=[.A206]-[.A20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table:formula="of:=[.A207]-[.A20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table:formula="of:=[.A208]-[.A20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table:formula="of:=[.A209]-[.A20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210]-[.A20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table:formula="of:=[.A211]-[.A21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 table:formula="of:=[.A212]-[.A21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formula="of:=[.A213]-[.A21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table:formula="of:=[.A214]-[.A2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table:formula="of:=[.A215]-[.A2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formula="of:=[.A216]-[.A2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table:formula="of:=[.A217]-[.A2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table:formula="of:=[.A218]-[.A2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197" calcext:value-type="float">
            <text:p>197</text:p>
          </table:table-cell>
          <table:table-cell office:value-type="float" office:value="122" calcext:value-type="float">
            <text:p>122</text:p>
          </table:table-cell>
          <table:table-cell table:formula="of:=[.A219]-[.A2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table:formula="of:=[.A220]-[.A21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formula="of:=[.A221]-[.A2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table:formula="of:=[.A222]-[.A2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table:formula="of:=[.A223]-[.A22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table:formula="of:=[.A224]-[.A22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222" calcext:value-type="float">
            <text:p>222</text:p>
          </table:table-cell>
          <table:table-cell office:value-type="float" office:value="62" calcext:value-type="float">
            <text:p>62</text:p>
          </table:table-cell>
          <table:table-cell table:formula="of:=[.A225]-[.A22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  <table:table-cell table:formula="of:=[.A226]-[.A22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240" calcext:value-type="float">
            <text:p>240</text:p>
          </table:table-cell>
          <table:table-cell office:value-type="float" office:value="47" calcext:value-type="float">
            <text:p>47</text:p>
          </table:table-cell>
          <table:table-cell table:formula="of:=[.A227]-[.A22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table:formula="of:=[.A228]-[.A22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table:formula="of:=[.A229]-[.A22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253" calcext:value-type="float">
            <text:p>253</text:p>
          </table:table-cell>
          <table:table-cell office:value-type="float" office:value="47" calcext:value-type="float">
            <text:p>47</text:p>
          </table:table-cell>
          <table:table-cell table:formula="of:=[.A230]-[.A2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table:formula="of:=[.A231]-[.A23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59" calcext:value-type="float">
            <text:p>259</text:p>
          </table:table-cell>
          <table:table-cell office:value-type="float" office:value="55" calcext:value-type="float">
            <text:p>55</text:p>
          </table:table-cell>
          <table:table-cell table:formula="of:=[.A232]-[.A23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 table:formula="of:=[.A233]-[.A23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  <table:table-cell table:formula="of:=[.A234]-[.A23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table:formula="of:=[.A235]-[.A23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242" calcext:value-type="float">
            <text:p>242</text:p>
          </table:table-cell>
          <table:table-cell office:value-type="float" office:value="94" calcext:value-type="float">
            <text:p>94</text:p>
          </table:table-cell>
          <table:table-cell table:formula="of:=[.A236]-[.A23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formula="of:=[.A237]-[.A2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 table:formula="of:=[.A238]-[.A2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table:formula="of:=[.A239]-[.A23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table:formula="of:=[.A240]-[.A2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205" calcext:value-type="float">
            <text:p>205</text:p>
          </table:table-cell>
          <table:table-cell office:value-type="float" office:value="126" calcext:value-type="float">
            <text:p>126</text:p>
          </table:table-cell>
          <table:table-cell table:formula="of:=[.A241]-[.A24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table:formula="of:=[.A242]-[.A2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table:formula="of:=[.A243]-[.A2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table:formula="of:=[.A244]-[.A2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  <table:table-cell table:formula="of:=[.A245]-[.A24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[.A246]-[.A24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formula="of:=[.A247]-[.A24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table:formula="of:=[.A248]-[.A24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formula="of:=[.A249]-[.A24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  <table:table-cell table:formula="of:=[.A250]-[.A24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table:formula="of:=[.A251]-[.A25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table:formula="of:=[.A252]-[.A25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table:formula="of:=[.A253]-[.A2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table:formula="of:=[.A254]-[.A25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table:formula="of:=[.A255]-[.A25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table:formula="of:=[.A256]-[.A2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257]-[.A25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table:formula="of:=[.A258]-[.A25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table:formula="of:=[.A259]-[.A25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241" calcext:value-type="float">
            <text:p>241</text:p>
          </table:table-cell>
          <table:table-cell office:value-type="float" office:value="106" calcext:value-type="float">
            <text:p>106</text:p>
          </table:table-cell>
          <table:table-cell table:formula="of:=[.A260]-[.A2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formula="of:=[.A261]-[.A26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table:formula="of:=[.A262]-[.A26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225" calcext:value-type="float">
            <text:p>225</text:p>
          </table:table-cell>
          <table:table-cell office:value-type="float" office:value="122" calcext:value-type="float">
            <text:p>122</text:p>
          </table:table-cell>
          <table:table-cell table:formula="of:=[.A263]-[.A2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table:formula="of:=[.A264]-[.A26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table:formula="of:=[.A265]-[.A26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table:formula="of:=[.A266]-[.A26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table:formula="of:=[.A267]-[.A26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table:formula="of:=[.A268]-[.A26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table:formula="of:=[.A269]-[.A26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  <table:table-cell table:formula="of:=[.A270]-[.A26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table:formula="of:=[.A271]-[.A27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table:formula="of:=[.A272]-[.A27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table:formula="of:=[.A273]-[.A2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table:formula="of:=[.A274]-[.A2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236" calcext:value-type="float">
            <text:p>236</text:p>
          </table:table-cell>
          <table:table-cell office:value-type="float" office:value="43" calcext:value-type="float">
            <text:p>43</text:p>
          </table:table-cell>
          <table:table-cell table:formula="of:=[.A275]-[.A27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table:formula="of:=[.A276]-[.A2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table:formula="of:=[.A277]-[.A2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[.A278]-[.A2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table:formula="of:=[.A279]-[.A2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table:formula="of:=[.A280]-[.A27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246" calcext:value-type="float">
            <text:p>246</text:p>
          </table:table-cell>
          <table:table-cell office:value-type="float" office:value="70" calcext:value-type="float">
            <text:p>70</text:p>
          </table:table-cell>
          <table:table-cell table:formula="of:=[.A281]-[.A28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82]-[.A28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table:formula="of:=[.A283]-[.A2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table:formula="of:=[.A284]-[.A28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float" office:value="241" calcext:value-type="float">
            <text:p>241</text:p>
          </table:table-cell>
          <table:table-cell office:value-type="float" office:value="104" calcext:value-type="float">
            <text:p>104</text:p>
          </table:table-cell>
          <table:table-cell table:formula="of:=[.A285]-[.A28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241" calcext:value-type="float">
            <text:p>241</text:p>
          </table:table-cell>
          <table:table-cell office:value-type="float" office:value="116" calcext:value-type="float">
            <text:p>116</text:p>
          </table:table-cell>
          <table:table-cell table:formula="of:=[.A286]-[.A28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table:formula="of:=[.A287]-[.A28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table:formula="of:=[.A288]-[.A28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formula="of:=[.A289]-[.A28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formula="of:=[.A290]-[.A28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table:formula="of:=[.A291]-[.A2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formula="of:=[.A292]-[.A2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table:formula="of:=[.A293]-[.A29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table:formula="of:=[.A294]-[.A29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table:formula="of:=[.A295]-[.A29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231" calcext:value-type="float">
            <text:p>231</text:p>
          </table:table-cell>
          <table:table-cell office:value-type="float" office:value="50" calcext:value-type="float">
            <text:p>50</text:p>
          </table:table-cell>
          <table:table-cell table:formula="of:=[.A296]-[.A29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formula="of:=[.A297]-[.A2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table:formula="of:=[.A298]-[.A29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table:formula="of:=[.A299]-[.A29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table:formula="of:=[.A300]-[.A29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249" calcext:value-type="float">
            <text:p>249</text:p>
          </table:table-cell>
          <table:table-cell office:value-type="float" office:value="22" calcext:value-type="float">
            <text:p>22</text:p>
          </table:table-cell>
          <table:table-cell table:formula="of:=[.A301]-[.A3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table:formula="of:=[.A302]-[.A30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formula="of:=[.A303]-[.A30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A304]-[.A3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table:formula="of:=[.A305]-[.A30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table:formula="of:=[.A306]-[.A30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table:formula="of:=[.A307]-[.A30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254" calcext:value-type="float">
            <text:p>254</text:p>
          </table:table-cell>
          <table:table-cell office:value-type="float" office:value="55" calcext:value-type="float">
            <text:p>55</text:p>
          </table:table-cell>
          <table:table-cell table:formula="of:=[.A308]-[.A30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formula="of:=[.A309]-[.A30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table:formula="of:=[.A310]-[.A30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243" calcext:value-type="float">
            <text:p>243</text:p>
          </table:table-cell>
          <table:table-cell office:value-type="float" office:value="85" calcext:value-type="float">
            <text:p>85</text:p>
          </table:table-cell>
          <table:table-cell table:formula="of:=[.A311]-[.A31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237" calcext:value-type="float">
            <text:p>237</text:p>
          </table:table-cell>
          <table:table-cell office:value-type="float" office:value="91" calcext:value-type="float">
            <text:p>91</text:p>
          </table:table-cell>
          <table:table-cell table:formula="of:=[.A312]-[.A31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formula="of:=[.A313]-[.A31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formula="of:=[.A314]-[.A3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229" calcext:value-type="float">
            <text:p>229</text:p>
          </table:table-cell>
          <table:table-cell office:value-type="float" office:value="116" calcext:value-type="float">
            <text:p>116</text:p>
          </table:table-cell>
          <table:table-cell table:formula="of:=[.A315]-[.A31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  <table:table-cell table:formula="of:=[.A316]-[.A3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table:formula="of:=[.A317]-[.A3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table:formula="of:=[.A318]-[.A31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table:formula="of:=[.A319]-[.A31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table:formula="of:=[.A320]-[.A31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table:formula="of:=[.A321]-[.A32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table:formula="of:=[.A322]-[.A3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A323]-[.A32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231" calcext:value-type="float">
            <text:p>231</text:p>
          </table:table-cell>
          <table:table-cell office:value-type="float" office:value="62" calcext:value-type="float">
            <text:p>62</text:p>
          </table:table-cell>
          <table:table-cell table:formula="of:=[.A324]-[.A32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table:formula="of:=[.A325]-[.A32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table:formula="of:=[.A326]-[.A32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table:formula="of:=[.A327]-[.A32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table:formula="of:=[.A328]-[.A32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table:formula="of:=[.A329]-[.A32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table:formula="of:=[.A330]-[.A32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table:formula="of:=[.A331]-[.A33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table:formula="of:=[.A332]-[.A33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41" calcext:value-type="float">
            <text:p>241</text:p>
          </table:table-cell>
          <table:table-cell office:value-type="float" office:value="64" calcext:value-type="float">
            <text:p>64</text:p>
          </table:table-cell>
          <table:table-cell table:formula="of:=[.A333]-[.A33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238" calcext:value-type="float">
            <text:p>238</text:p>
          </table:table-cell>
          <table:table-cell office:value-type="float" office:value="72" calcext:value-type="float">
            <text:p>72</text:p>
          </table:table-cell>
          <table:table-cell table:formula="of:=[.A334]-[.A33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335]-[.A33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236" calcext:value-type="float">
            <text:p>236</text:p>
          </table:table-cell>
          <table:table-cell office:value-type="float" office:value="89" calcext:value-type="float">
            <text:p>89</text:p>
          </table:table-cell>
          <table:table-cell table:formula="of:=[.A336]-[.A33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table:formula="of:=[.A337]-[.A33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formula="of:=[.A338]-[.A33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formula="of:=[.A339]-[.A33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A340]-[.A33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264" calcext:value-type="float">
            <text:p>10264</text:p>
          </table:table-cell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table:formula="of:=[.A341]-[.A34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table:formula="of:=[.A342]-[.A3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table:formula="of:=[.A343]-[.A3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table:formula="of:=[.A344]-[.A34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385" calcext:value-type="float">
            <text:p>10385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table:formula="of:=[.A345]-[.A34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A346]-[.A34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347]-[.A34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table:formula="of:=[.A348]-[.A34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table:formula="of:=[.A349]-[.A34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536" calcext:value-type="float">
            <text:p>10536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table:formula="of:=[.A350]-[.A34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 table:formula="of:=[.A351]-[.A35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  <table:table-cell table:formula="of:=[.A352]-[.A35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table:formula="of:=[.A353]-[.A3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table:formula="of:=[.A354]-[.A35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table:formula="of:=[.A355]-[.A35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formula="of:=[.A356]-[.A3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747" calcext:value-type="float">
            <text:p>10747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table:formula="of:=[.A357]-[.A3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float" office:value="253" calcext:value-type="float">
            <text:p>253</text:p>
          </table:table-cell>
          <table:table-cell office:value-type="float" office:value="55" calcext:value-type="float">
            <text:p>55</text:p>
          </table:table-cell>
          <table:table-cell table:formula="of:=[.A358]-[.A35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808" calcext:value-type="float">
            <text:p>10808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table:formula="of:=[.A359]-[.A35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table:formula="of:=[.A360]-[.A35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table:formula="of:=[.A361]-[.A36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  <table:table-cell table:formula="of:=[.A362]-[.A36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table:formula="of:=[.A363]-[.A36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0959" calcext:value-type="float">
            <text:p>10959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table:formula="of:=[.A364]-[.A3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0989" calcext:value-type="float">
            <text:p>10989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table:formula="of:=[.A365]-[.A36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table:formula="of:=[.A366]-[.A36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table:formula="of:=[.A367]-[.A3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206" calcext:value-type="float">
            <text:p>206</text:p>
          </table:table-cell>
          <table:table-cell office:value-type="float" office:value="129" calcext:value-type="float">
            <text:p>129</text:p>
          </table:table-cell>
          <table:table-cell table:formula="of:=[.A368]-[.A36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formula="of:=[.A369]-[.A36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float" office:value="208" calcext:value-type="float">
            <text:p>208</text:p>
          </table:table-cell>
          <table:table-cell office:value-type="float" office:value="115" calcext:value-type="float">
            <text:p>115</text:p>
          </table:table-cell>
          <table:table-cell table:formula="of:=[.A370]-[.A36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11" calcext:value-type="float">
            <text:p>211</text:p>
          </table:table-cell>
          <table:table-cell office:value-type="float" office:value="104" calcext:value-type="float">
            <text:p>104</text:p>
          </table:table-cell>
          <table:table-cell table:formula="of:=[.A371]-[.A370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formula="of:=[.A372]-[.A37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table:formula="of:=[.A373]-[.A3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table:formula="of:=[.A374]-[.A37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table:formula="of:=[.A375]-[.A37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table:formula="of:=[.A376]-[.A3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table:formula="of:=[.A377]-[.A37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table:formula="of:=[.A378]-[.A37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table:formula="of:=[.A379]-[.A37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float" office:value="251" calcext:value-type="float">
            <text:p>251</text:p>
          </table:table-cell>
          <table:table-cell office:value-type="float" office:value="33" calcext:value-type="float">
            <text:p>33</text:p>
          </table:table-cell>
          <table:table-cell table:formula="of:=[.A380]-[.A37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  <table:table-cell table:formula="of:=[.A381]-[.A38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table:formula="of:=[.A382]-[.A38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table:formula="of:=[.A383]-[.A38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table:formula="of:=[.A384]-[.A38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247" calcext:value-type="float">
            <text:p>247</text:p>
          </table:table-cell>
          <table:table-cell office:value-type="float" office:value="72" calcext:value-type="float">
            <text:p>72</text:p>
          </table:table-cell>
          <table:table-cell table:formula="of:=[.A385]-[.A38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float" office:value="243" calcext:value-type="float">
            <text:p>243</text:p>
          </table:table-cell>
          <table:table-cell office:value-type="float" office:value="77" calcext:value-type="float">
            <text:p>77</text:p>
          </table:table-cell>
          <table:table-cell table:formula="of:=[.A386]-[.A38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table:formula="of:=[.A387]-[.A38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684" calcext:value-type="float">
            <text:p>11684</text:p>
          </table:table-cell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table:formula="of:=[.A388]-[.A38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1715" calcext:value-type="float">
            <text:p>11715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formula="of:=[.A389]-[.A38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table:formula="of:=[.A390]-[.A3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775" calcext:value-type="float">
            <text:p>11775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table:formula="of:=[.A391]-[.A3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805" calcext:value-type="float">
            <text:p>11805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table:formula="of:=[.A392]-[.A3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[.A393]-[.A39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A394]-[.A39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896" calcext:value-type="float">
            <text:p>11896</text:p>
          </table:table-cell>
          <table:table-cell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table:formula="of:=[.A395]-[.A39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926" calcext:value-type="float">
            <text:p>11926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table:formula="of:=[.A396]-[.A3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1957" calcext:value-type="float">
            <text:p>11957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table:formula="of:=[.A397]-[.A3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986" calcext:value-type="float">
            <text:p>11986</text:p>
          </table:table-cell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table:formula="of:=[.A398]-[.A397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017" calcext:value-type="float">
            <text:p>12017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399]-[.A39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table:formula="of:=[.A400]-[.A39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078" calcext:value-type="float">
            <text:p>12078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table:formula="of:=[.A401]-[.A40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107" calcext:value-type="float">
            <text:p>12107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table:formula="of:=[.A402]-[.A40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138" calcext:value-type="float">
            <text:p>12138</text:p>
          </table:table-cell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table:formula="of:=[.A403]-[.A40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168" calcext:value-type="float">
            <text:p>12168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[.A404]-[.A40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table:formula="of:=[.A405]-[.A40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table:formula="of:=[.A406]-[.A40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259" calcext:value-type="float">
            <text:p>12259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table:formula="of:=[.A407]-[.A40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[.A408]-[.A40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257" calcext:value-type="float">
            <text:p>257</text:p>
          </table:table-cell>
          <table:table-cell office:value-type="float" office:value="62" calcext:value-type="float">
            <text:p>62</text:p>
          </table:table-cell>
          <table:table-cell table:formula="of:=[.A409]-[.A40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 table:formula="of:=[.A410]-[.A40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table:formula="of:=[.A411]-[.A41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table:formula="of:=[.A412]-[.A41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formula="of:=[.A413]-[.A41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471" calcext:value-type="float">
            <text:p>12471</text:p>
          </table:table-cell>
          <table:table-cell office:value-type="float" office:value="224" calcext:value-type="float">
            <text:p>224</text:p>
          </table:table-cell>
          <table:table-cell office:value-type="float" office:value="107" calcext:value-type="float">
            <text:p>107</text:p>
          </table:table-cell>
          <table:table-cell table:formula="of:=[.A414]-[.A41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table:formula="of:=[.A415]-[.A41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table:formula="of:=[.A416]-[.A41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table:formula="of:=[.A417]-[.A4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591" calcext:value-type="float">
            <text:p>12591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table:formula="of:=[.A418]-[.A41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table:formula="of:=[.A419]-[.A41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float" office:value="197" calcext:value-type="float">
            <text:p>197</text:p>
          </table:table-cell>
          <table:table-cell office:value-type="float" office:value="116" calcext:value-type="float">
            <text:p>116</text:p>
          </table:table-cell>
          <table:table-cell table:formula="of:=[.A420]-[.A41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table:formula="of:=[.A421]-[.A4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711" calcext:value-type="float">
            <text:p>12711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formula="of:=[.A422]-[.A421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formula="of:=[.A423]-[.A42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772" calcext:value-type="float">
            <text:p>12772</text:p>
          </table:table-cell>
          <table:table-cell office:value-type="float" office:value="221" calcext:value-type="float">
            <text:p>221</text:p>
          </table:table-cell>
          <table:table-cell office:value-type="float" office:value="72" calcext:value-type="float">
            <text:p>72</text:p>
          </table:table-cell>
          <table:table-cell table:formula="of:=[.A424]-[.A42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803" calcext:value-type="float">
            <text:p>12803</text:p>
          </table:table-cell>
          <table:table-cell office:value-type="float" office:value="227" calcext:value-type="float">
            <text:p>227</text:p>
          </table:table-cell>
          <table:table-cell office:value-type="float" office:value="62" calcext:value-type="float">
            <text:p>62</text:p>
          </table:table-cell>
          <table:table-cell table:formula="of:=[.A425]-[.A42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formula="of:=[.A426]-[.A42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2863" calcext:value-type="float">
            <text:p>12863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table:formula="of:=[.A427]-[.A42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table:formula="of:=[.A428]-[.A42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23" calcext:value-type="float">
            <text:p>12923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table:formula="of:=[.A429]-[.A42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53" calcext:value-type="float">
            <text:p>12953</text:p>
          </table:table-cell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table:formula="of:=[.A430]-[.A4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table:formula="of:=[.A431]-[.A43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formula="of:=[.A432]-[.A43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table:formula="of:=[.A433]-[.A43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table:formula="of:=[.A434]-[.A43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table:formula="of:=[.A435]-[.A43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table:formula="of:=[.A436]-[.A43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formula="of:=[.A437]-[.A43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196" calcext:value-type="float">
            <text:p>13196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formula="of:=[.A438]-[.A43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table:formula="of:=[.A439]-[.A438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table:formula="of:=[.A440]-[.A43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 table:formula="of:=[.A441]-[.A4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317" calcext:value-type="float">
            <text:p>13317</text:p>
          </table:table-cell>
          <table:table-cell office:value-type="float" office:value="202" calcext:value-type="float">
            <text:p>202</text:p>
          </table:table-cell>
          <table:table-cell office:value-type="float" office:value="125" calcext:value-type="float">
            <text:p>125</text:p>
          </table:table-cell>
          <table:table-cell table:formula="of:=[.A442]-[.A44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table:formula="of:=[.A443]-[.A44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197" calcext:value-type="float">
            <text:p>197</text:p>
          </table:table-cell>
          <table:table-cell office:value-type="float" office:value="113" calcext:value-type="float">
            <text:p>113</text:p>
          </table:table-cell>
          <table:table-cell table:formula="of:=[.A444]-[.A44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407" calcext:value-type="float">
            <text:p>13407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table:formula="of:=[.A445]-[.A44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table:formula="of:=[.A446]-[.A44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205" calcext:value-type="float">
            <text:p>205</text:p>
          </table:table-cell>
          <table:table-cell office:value-type="float" office:value="93" calcext:value-type="float">
            <text:p>93</text:p>
          </table:table-cell>
          <table:table-cell table:formula="of:=[.A447]-[.A44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float" office:value="213" calcext:value-type="float">
            <text:p>213</text:p>
          </table:table-cell>
          <table:table-cell office:value-type="float" office:value="77" calcext:value-type="float">
            <text:p>77</text:p>
          </table:table-cell>
          <table:table-cell table:formula="of:=[.A448]-[.A4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table:formula="of:=[.A449]-[.A44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 table:formula="of:=[.A450]-[.A44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588" calcext:value-type="float">
            <text:p>13588</text:p>
          </table:table-cell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 table:formula="of:=[.A451]-[.A45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618" calcext:value-type="float">
            <text:p>13618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table:formula="of:=[.A452]-[.A45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table:formula="of:=[.A453]-[.A45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679" calcext:value-type="float">
            <text:p>13679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table:formula="of:=[.A454]-[.A45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709" calcext:value-type="float">
            <text:p>13709</text:p>
          </table:table-cell>
          <table:table-cell office:value-type="float" office:value="245" calcext:value-type="float">
            <text:p>245</text:p>
          </table:table-cell>
          <table:table-cell office:value-type="float" office:value="53" calcext:value-type="float">
            <text:p>53</text:p>
          </table:table-cell>
          <table:table-cell table:formula="of:=[.A455]-[.A45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table:formula="of:=[.A456]-[.A45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table:formula="of:=[.A457]-[.A45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table:formula="of:=[.A458]-[.A45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float" office:value="247" calcext:value-type="float">
            <text:p>247</text:p>
          </table:table-cell>
          <table:table-cell office:value-type="float" office:value="84" calcext:value-type="float">
            <text:p>84</text:p>
          </table:table-cell>
          <table:table-cell table:formula="of:=[.A459]-[.A45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245" calcext:value-type="float">
            <text:p>245</text:p>
          </table:table-cell>
          <table:table-cell office:value-type="float" office:value="97" calcext:value-type="float">
            <text:p>97</text:p>
          </table:table-cell>
          <table:table-cell table:formula="of:=[.A460]-[.A4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table:formula="of:=[.A461]-[.A46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921" calcext:value-type="float">
            <text:p>13921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formula="of:=[.A462]-[.A46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formula="of:=[.A463]-[.A46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float" office:value="221" calcext:value-type="float">
            <text:p>221</text:p>
          </table:table-cell>
          <table:table-cell office:value-type="float" office:value="126" calcext:value-type="float">
            <text:p>126</text:p>
          </table:table-cell>
          <table:table-cell table:formula="of:=[.A464]-[.A46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table:formula="of:=[.A465]-[.A46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table:formula="of:=[.A466]-[.A46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float" office:value="202" calcext:value-type="float">
            <text:p>202</text:p>
          </table:table-cell>
          <table:table-cell office:value-type="float" office:value="117" calcext:value-type="float">
            <text:p>117</text:p>
          </table:table-cell>
          <table:table-cell table:formula="of:=[.A467]-[.A4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table:formula="of:=[.A468]-[.A46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table:formula="of:=[.A469]-[.A46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formula="of:=[.A470]-[.A46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192" calcext:value-type="float">
            <text:p>14192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table:formula="of:=[.A471]-[.A47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[.A472]-[.A47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table:formula="of:=[.A473]-[.A47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formula="of:=[.A474]-[.A47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table:formula="of:=[.A475]-[.A47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232" calcext:value-type="float">
            <text:p>232</text:p>
          </table:table-cell>
          <table:table-cell office:value-type="float" office:value="50" calcext:value-type="float">
            <text:p>50</text:p>
          </table:table-cell>
          <table:table-cell table:formula="of:=[.A476]-[.A47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[.A477]-[.A47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404" calcext:value-type="float">
            <text:p>14404</text:p>
          </table:table-cell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  <table:table-cell table:formula="of:=[.A478]-[.A47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table:formula="of:=[.A479]-[.A47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table:formula="of:=[.A480]-[.A47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table:formula="of:=[.A481]-[.A48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482]-[.A48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table:formula="of:=[.A483]-[.A48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table:formula="of:=[.A484]-[.A48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  <table:table-cell table:formula="of:=[.A485]-[.A48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table:formula="of:=[.A486]-[.A485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table:formula="of:=[.A487]-[.A48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table:formula="of:=[.A488]-[.A487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table:formula="of:=[.A489]-[.A48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table:formula="of:=[.A490]-[.A48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  <table:table-cell table:formula="of:=[.A491]-[.A49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table:formula="of:=[.A492]-[.A49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table:formula="of:=[.A493]-[.A492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formula="of:=[.A494]-[.A49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table:formula="of:=[.A495]-[.A49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float" office:value="229" calcext:value-type="float">
            <text:p>229</text:p>
          </table:table-cell>
          <table:table-cell office:value-type="float" office:value="53" calcext:value-type="float">
            <text:p>53</text:p>
          </table:table-cell>
          <table:table-cell table:formula="of:=[.A496]-[.A4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table:formula="of:=[.A497]-[.A49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  <table:table-cell table:formula="of:=[.A498]-[.A497]"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9:01:20.9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3T15:15:12.473000000</dc:date>
    <meta:editing-duration>PT36M</meta:editing-duration>
    <meta:editing-cycles>17</meta:editing-cycles>
    <meta:generator>LibreOffice/7.2.5.2$Windows_X86_64 LibreOffice_project/499f9727c189e6ef3471021d6132d4c694f357e5</meta:generator>
    <meta:document-statistic meta:table-count="1" meta:cell-count="2016" meta:object-count="0"/>
  </office:meta>
</office:document-meta>
</file>